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88d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# Why I'm Falling in Love with Rust</text:p>
      <text:p text:style-name="Standard"/>
      <text:p text:style-name="Standard">Hey there! Let me tell you why I'm so excited about learning Rust. It's not just another programming language; it's a game-changer for me. Here's why:</text:p>
      <text:p text:style-name="Standard"/>
      <text:p text:style-name="Standard">#### Why I Like Rust</text:p>
      <text:p text:style-name="Standard"/>
      <text:p text:style-name="Standard">**Memory Safety**</text:p>
      <text:p text:style-name="Standard">First off, Rust is memory safe. This means I can write code without worrying about common bugs like null pointer dereferences or buffer overflows. It's like having a safety net that catches errors at compile time, which is a huge relief.</text:p>
      <text:p text:style-name="Standard"/>
      <text:p text:style-name="Standard">**Security**</text:p>
      <text:p text:style-name="Standard">With Rust, I can produce more secure code. In today's world, where security breaches are all too common, using a language that prioritizes safety is a big win. It's reassuring to know that the code I write is less likely to have vulnerabilities.</text:p>
      <text:p text:style-name="Standard"/>
      <text:p text:style-name="Standard">**Learning a Compiled Language**</text:p>
      <text:p text:style-name="Standard">Rust is a compiled language, <text:span text:style-name="T1">in the same area as </text:span>C <text:span text:style-name="T1">and C++</text:span>. This gives me the opportunity to dive into low-level programming while still enjoying modern language features. It's like getting the best of both worlds—performance and safety.</text:p>
      <text:p text:style-name="Standard"/>
      <text:p text:style-name="Standard">#### Why I'm Learning Rust</text:p>
      <text:p text:style-name="Standard"/>
      <text:p text:style-name="Standard">**Love for Learning**</text:p>
      <text:p text:style-name="Standard">I simply love learning new programming languages. Each language offers a unique perspective on solving problems, and Rust is no exception. It challenges me to think differently and grow as a developer <text:span text:style-name="T1">( Which I will never be because of at least my lack of algorthim knowledge ).</text:span></text:p>
      <text:p text:style-name="Standard"/>
      <text:p text:style-name="Standard">**Developing CLI Tools**</text:p>
      <text:p text:style-name="Standard">One of the reasons I'm diving into Rust is to develop command-line interface (CLI) tools. Rust's efficiency and performance make it perfect for building fast and reliable CLI applications. I can already see myself creating tools that make my daily tasks easier.</text:p>
      <text:p text:style-name="Standard"/>
      <text:p text:style-name="Standard">**Crafting Custom Software**</text:p>
      <text:p text:style-name="Standard">Rust provides me with the freedom to craft software tailored to my specific needs. Whether it's a small utility or a larger project, Rust's flexibility and power allow me to build exactly what I envision.</text:p>
      <text:p text:style-name="Standard"/>
      <text:p text:style-name="Standard">**Generative AI**</text:p>
      <text:p text:style-name="Standard">With the advent of Generative AI, the possibilities are endless. I can now craft applications that I wouldn't have even thought <text:span text:style-name="T1">few months ago</text:span>. AI tools can help me generate code snippets, debug, and even optimize my Rust programs, making the learning process even more exciting.</text:p>
      <text:p text:style-name="Standard"/>
      <text:p text:style-name="Standard">#### What Has Changed</text:p>
      <text:p text:style-name="Standard"/>
      <text:p text:style-name="Standard">The landscape of software development is evolving rapidly. With Generative AI, I can now tackle projects that were once beyond my reach. It's like having a superpower that amplifies my creativity and productivity.</text:p>
      <text:p text:style-name="Standard"/>
      <text:p text:style-name="Standard"><text:soft-page-break/>---</text:p>
      <text:p text:style-name="Standard"/>
      <text:p text:style-name="Standard">I hope this gives you a good sense of why I'm so passionate about Rust. It's not just about writing code; it's about embracing a new way of thinking and creating. If you're curious about Rust, I highly recommend giving it a try. You might just fall in love with it too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21:45:27.370130879</meta:creation-date>
    <dc:date>2025-05-07T22:09:30.728832349</dc:date>
    <meta:editing-duration>PT3M3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22" meta:word-count="447" meta:character-count="2631" meta:non-whitespace-character-count="2207"/>
  </office:meta>
</office:document-meta>
</file>